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564d18" officeooo:paragraph-rsid="00564d1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07510f" officeooo:paragraph-rsid="0007510f"/>
    </style:style>
    <style:style style:name="P3" style:family="paragraph" style:parent-style-name="Standard">
      <style:paragraph-properties fo:text-align="justify" style:justify-single-word="false"/>
      <style:text-properties officeooo:rsid="00564d18" officeooo:paragraph-rsid="004f9f22"/>
    </style:style>
    <style:style style:name="P4" style:family="paragraph" style:parent-style-name="Standard">
      <style:paragraph-properties fo:text-align="justify" style:justify-single-word="false"/>
      <style:text-properties officeooo:rsid="004f9f22" officeooo:paragraph-rsid="004f9f22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5c37d4" officeooo:paragraph-rsid="005c37d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564d18" officeooo:paragraph-rsid="00564d18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564d18" officeooo:paragraph-rsid="00564d18" style:font-weight-asian="bold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564d18" officeooo:paragraph-rsid="00564d18"/>
    </style:style>
    <style:style style:name="T1" style:family="text">
      <style:text-properties officeooo:rsid="00567e6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30948" style:font-weight-asian="bold" style:font-weight-complex="bold"/>
    </style:style>
    <style:style style:name="T4" style:family="text">
      <style:text-properties officeooo:rsid="00630948"/>
    </style:style>
    <style:style style:name="T5" style:family="text">
      <style:text-properties officeooo:rsid="005b2aba"/>
    </style:style>
    <style:style style:name="T6" style:family="text">
      <style:text-properties officeooo:rsid="0061ab97"/>
    </style:style>
    <style:style style:name="T7" style:family="text">
      <style:text-properties officeooo:rsid="005c37d4"/>
    </style:style>
    <style:style style:name="T8" style:family="text">
      <style:text-properties officeooo:rsid="0065fdb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ÇÃO DO SERVIDOR DE E-MAIL</text:p>
      <text:p text:style-name="P2"/>
      <text:p text:style-name="P3"><text:tab/>O servidor de e-mail utilizado é o Axigen</text:p>
      <text:p text:style-name="P4"/>
      <text:p text:style-name="P5">O certificado digital</text:p>
      <text:p text:style-name="P4"/>
      <text:p text:style-name="P6"><text:tab/>Foi criado um novo certificado digital autoassinado com o seguinte comando:</text:p>
      <text:p text:style-name="P6"/>
      <text:p text:style-name="P6">cd /axigen/var</text:p>
      <text:p text:style-name="P6"/>
      <text:p text:style-name="P6">openssl req -new -x509 -days 365 -nodes -config axigen_ssl.cnf -out axigen_cert.pem -keyout axigen_cert.pem</text:p>
      <text:p text:style-name="P6"/>
      <text:p text:style-name="P6"><text:tab/><text:span text:style-name="T1">Para o comando acima funcionar é necessário que o arquivo axigen_ssl.cnf esteja no diretório “/axigen/var” no container.</text:span></text:p>
      <text:p text:style-name="P6"/>
      <text:p text:style-name="P6"><text:tab/>O arquivo axigen_ssl.cnf contém os dados de configuração do certificado, bem como o <text:span text:style-name="T2">Subject Alternative Name </text:span><text:span text:style-name="T3">(SAN)</text:span> com os DNSs e IPs que devem ser <text:span text:style-name="T1">verificados</text:span> pelo certificado.</text:p>
      <text:p text:style-name="P6"/>
      <text:p text:style-name="P7">Ex<text:span text:style-name="T1">emplos</text:span> de DNSs e I<text:span text:style-name="T1">P</text:span>s <text:span text:style-name="T4">no SAN</text:span>:</text:p>
      <text:list text:style-name="L1">
        <text:list-item>
          <text:p text:style-name="P8">localhost</text:p>
        </text:list-item>
        <text:list-item>
          <text:p text:style-name="P8">127.0.0.1</text:p>
        </text:list-item>
        <text:list-item>
          <text:p text:style-name="P8">italomonitor.com.br</text:p>
        </text:list-item>
        <text:list-item>
          <text:p text:style-name="P8"><text:a xlink:type="simple" xlink:href="http://www.italomonitor.com.br/" text:style-name="Internet_20_link" text:visited-style-name="Visited_20_Internet_20_Link">www.italomonitor.com.br</text:a></text:p>
        </text:list-item>
        <text:list-item>
          <text:p text:style-name="P8">mail.italomonitor.com.br</text:p>
        </text:list-item>
      </text:list>
      <text:p text:style-name="P6"/>
      <text:p text:style-name="P6"><text:tab/><text:span text:style-name="T5">Se o certificado gerado não estiver com o nome padrão “axigen_cert.pem” no diretório “/axigen/var”, é necessário adicioná-lo no sistema WebAdmin do Axigen. </text:span></text:p>
      <text:p text:style-name="P6"><text:tab/><text:span text:style-name="T5">Após o certificado reconhecido pelo sistema (Adicionado ou arquivo padrão alterado) é necessário configurar e ativar os listeners dos services que dependem de SSL. Exemplo: O service de SMTP Receiving cujo listener na porta 465 deve ser ativado e o certificado vinculado a ele.</text:span></text:p>
      <text:p text:style-name="P6"/>
      <text:p text:style-name="P5">Configurando <text:span text:style-name="T6">SMTP com SSL</text:span></text:p>
      <text:p text:style-name="P6"><text:tab/></text:p>
      <text:p text:style-name="P6"><text:tab/><text:span text:style-name="T7">É necessário acessar “Acceptance &amp; Routing” em “SECURITY &amp; FILTERING” e, acessar “BASIC ROUTER SETTINGS”.</text:span></text:p>
      <text:p text:style-name="P6"/>
      <text:p text:style-name="P6"><text:tab/><text:span text:style-name="T7">Em “Outgoing Delivery Settings” deve ser selecionada a opção “Delivery through smart host”, informar o host e port </text:span><text:span text:style-name="T8">(</text:span><text:span text:style-name="T7">localhost para executar em desenvolvimento e porta 465</text:span><text:span text:style-name="T8">)</text:span><text:span text:style-name="T7">. Selecionar “Use SSL connection”.</text:span>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05:37:13.438032500</meta:creation-date>
    <dc:date>2025-11-11T16:48:48.949445400</dc:date>
    <meta:editing-duration>PT6H30M59S</meta:editing-duration>
    <meta:editing-cycles>47</meta:editing-cycles>
    <meta:generator>LibreOffice/25.2.6.2$Windows_X86_64 LibreOffice_project/729c5bfe710f5eb71ed3bbde9e06a6065e9c6c5d</meta:generator>
    <meta:print-date>2025-11-11T16:47:46.483840000</meta:print-date>
    <meta:printed-by>Arquivos PDF</meta:printed-by>
    <meta:document-statistic meta:table-count="0" meta:image-count="0" meta:object-count="0" meta:page-count="1" meta:paragraph-count="21" meta:word-count="219" meta:character-count="1485" meta:non-whitespace-character-count="1279"/>
  </office:meta>
</office:document-meta>
</file>